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16000001A62AECAE956B97C7D3.jpg" manifest:media-type="image/jpeg"/>
  <manifest:file-entry manifest:full-path="Pictures/10000000000002F00000003D7B72A2E032451D34.png" manifest:media-type="image/png"/>
  <manifest:file-entry manifest:full-path="Pictures/10000000000002F00000002263B9CE3EFA6074A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黑体" svg:font-family="黑体, 文泉驿微米黑"/>
    <style:font-face style:name="Times New Roman" svg:font-family="'Times New Roman', 'DejaVu Sans'" style:font-family-generic="roman"/>
    <style:font-face style:name="Liberation Sans1" svg:font-family="'Liberation Sans', 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system" style:font-pitch="variable"/>
    <style:font-face style:name="微软雅黑" svg:font-family="微软雅黑" style:font-family-generic="system" style:font-pitch="variable"/>
    <style:font-face style:name="文泉驿微米黑" svg:font-family="文泉驿微米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notes">
      <style:graphic-properties draw:fill-color="#ffffff" fo:min-height="13.364cm"/>
    </style:style>
    <style:style style:name="P1" style:family="paragraph">
      <style:paragraph-properties fo:text-align="center"/>
      <style:text-properties fo:font-size="16pt" fo:font-weight="bold" style:font-name-asian="黑体" style:font-size-asian="22pt" style:font-weight-asian="bold" style:font-size-complex="16pt" style:font-weight-complex="bold"/>
    </style:style>
    <style:style style:name="P2" style:family="paragraph">
      <loext:graphic-properties draw:fill-color="#ffffff"/>
      <style:text-properties style:font-size-asian="2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黑体" style:font-size-asian="22pt" style:font-weight-asian="bold" style:font-size-complex="16pt" style:font-weight-complex="bold" style:text-emphasize="none" style:font-relief="none" style:text-overline-style="none" style:text-overline-color="font-color"/>
    </style:style>
    <style:style style:name="T2" style:family="text">
      <style:text-properties style:font-size-asian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 text:style-name="P1"><text:span text:style-name="T1">以色列人出埃及时的神的保守与恩典与今日的应用</text:span>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><text:span text:style-name="T2">2020</text:span><text:span text:style-name="T2">年</text:span><text:span text:style-name="T2">05</text:span><text:span text:style-name="T2">月</text:span><text:span text:style-name="T2">07</text:span><text:span text:style-name="T2">日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1 <text:s/>出埃及记的简介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《出埃及记》（שמות名字们וְאֵלֶּה שְׁמוֹת בְּנֵי יִשְׂרָאֵל）</text:p>
              </text:list-item>
              <text:list-item>
                <text:p>摩西在旷野完成的第二本书</text:p>
              </text:list-item>
              <text:list-item>
                <text:p>包含一段共长145年的时期</text:p>
              </text:list-item>
              <text:list-item>
                <text:p>从约瑟于公元前1657年逝世至供敬拜耶和华之用的帐幕建立起来为止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2 <text:s/>以色列人出埃及的时间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以色列人出埃及的年代,至今沒有共识</text:p>
              </text:list-item>
              <text:list-item>
                <text:p>主前 1446 年</text:p>
              </text:list-item>
              <text:list-item>
                <text:p>主前 1290 年</text:p>
              </text:list-item>
              <text:list-item>
                <text:p>公元前1513年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3 <text:s/>以色列人出埃及的人数与路线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出埃及记 12-37 以色列人从兰塞起行，往疏割去，除了妇人孩子，步行的男人约有六十万。</text:p>
              </text:list-item>
              <text:list-item>
                <text:p>民一:46;民十一:21,廿六: 51</text:p>
              </text:list-item>
              <text:list-item>
                <text:p>这个数字非常巨大，因此有人主张这不是指人数，进行字义分析</text:p>
              </text:list-item>
              <text:list-item>
                <text:p>无法确定离开埃及的精确路线</text:p>
              </text:list-item>
              <text:list-item>
                <text:p>十八个标志性的出埃及进迦南事件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placeholder="true">
          <draw:text-box/>
        </draw:frame>
        <draw:frame draw:style-name="gr2" draw:text-style-name="P4" draw:layer="layout" svg:width="27.4cm" svg:height="14.066cm" svg:x="0.4cm" svg:y="0.6cm" presentation:class="graphic" presentation:user-transformed="true">
          <draw:image xlink:href="Pictures/1000000000000216000001A62AECAE956B97C7D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4 <text:s/>出埃及时的十灾与逾越节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十灾（希伯来语：עשר המכות）</text:p>
              </text:list-item>
              <text:list-item>
                <text:p>逾越节-长子之死（ מַכַּת בְּכוֹרוֹת ）：所有埃及家庭的长子以及埃及一切头生的牲畜死亡</text:p>
              </text:list-item>
              <text:list-item>
                <text:p>最初三场灾殃使埃及人和以色列人同受打击</text:p>
              </text:list-item>
              <text:list-item>
                <text:p>第四场灾殃起，受打击的只限于埃及人</text:p>
              </text:list-item>
              <text:list-item>
                <text:p>以色列人并非空手离去</text:p>
              </text:list-item>
              <text:list-item>
                <text:p>壮丁约有60万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5 <text:s/>出埃及事件对我们的影响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耶和华是拯救者、组织者和他的旨意的成就者</text:p>
              </text:list-item>
              <text:list-item>
                <text:p>新约圣经曾多次引用出埃及记的经文</text:p>
              </text:list-item>
              <text:list-item>
                <text:p>摩西和他父母所怀的信心</text:p>
              </text:list-item>
              <text:list-item>
                <text:p>正是警戒我们这末世的人</text:p>
              </text:list-item>
              <text:list-item>
                <text:p>耶稣成为新约的中间者</text:p>
              </text:list-item>
              <text:list-item>
                <text:p>在摩西手下建立起来的国预表耶稣手下的新国家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6 <text:s/>结束语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神的子民从罪恶的世界被分别出来</text:p>
              </text:list-item>
              <text:list-item>
                <text:p>神会迫使我们不得不离开</text:p>
              </text:list-item>
              <text:list-item>
                <text:p>耶和华是我们的牧者，我们必不至缺乏</text:p>
              </text:list-item>
              <text:list-item>
                <text:p>神的云柱火柱，并不离开他的百姓</text:p>
              </text:list-item>
              <text:list-item>
                <text:p>该谨慎主来的日子近了</text:p>
              </text:list-item>
              <text:list-item>
                <text:p>耶稣将在天上成立属灵的以色列国度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 text:style-name="P1"><text:span text:style-name="T1">以色列人出埃及时的神的保守与恩典与今日的应用</text:span>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><text:span text:style-name="T2">2020</text:span><text:span text:style-name="T2">年</text:span><text:span text:style-name="T2">05</text:span><text:span text:style-name="T2">月</text:span><text:span text:style-name="T2">07</text:span><text:span text:style-name="T2">日，谢谢观看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8cm" svg:height="11.14cm" svg:x="0.599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黑体" svg:font-family="黑体, 文泉驿微米黑"/>
    <style:font-face style:name="Times New Roman" svg:font-family="'Times New Roman', 'DejaVu Sans'" style:font-family-generic="roman"/>
    <style:font-face style:name="Liberation Sans1" svg:font-family="'Liberation Sans', 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system" style:font-pitch="variable"/>
    <style:font-face style:name="微软雅黑" svg:font-family="微软雅黑" style:font-family-generic="system" style:font-pitch="variable"/>
    <style:font-face style:name="文泉驿微米黑" svg:font-family="文泉驿微米黑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文泉驿微米黑" style:font-size-asian="24pt" style:language-asian="zh" style:country-asian="CN" style:font-name-complex="文泉驿微米黑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justify" style:text-autospace="none"/>
      <style:text-properties fo:color="#000000" style:font-name="Times New Roman" fo:font-family="'Times New Roman', 'DejaVu Sans'" style:font-family-generic="roman" fo:font-size="10.5pt" fo:language="en" fo:country="US" style:letter-kerning="true" style:font-name-asian="Times New Roman" style:font-family-asian="'Times New Roman', 'DejaVu Sans'" style:font-family-generic-asian="roman" style:font-size-asian="12pt" style:language-asian="ar" style:country-asian="SA"/>
    </style:style>
    <style:style style:name="apple-style-span" style:family="graphic">
      <style:paragraph-properties style:text-autospace="none"/>
    </style:style>
    <style:style style:name="默认段落字体" style:family="graphic">
      <style:paragraph-properties style:text-autospace="none"/>
    </style:style>
    <style:style style:name="Internet_20_链接" style:display-name="Internet 链接" style:family="graphic">
      <style:paragraph-properties style:text-autospace="none"/>
      <style:text-properties fo:color="#0000ff"/>
    </style:style>
    <style:style style:name="页码" style:family="graphic">
      <style:paragraph-properties style:text-autospace="none"/>
    </style:style>
    <style:style style:name="批注引用" style:family="graphic">
      <style:paragraph-properties style:text-autospace="none"/>
      <style:text-properties fo:font-size="10.5pt" style:font-size-asian="10.5pt" style:font-size-complex="10.5pt"/>
    </style:style>
    <style:style style:name="脚注符" style:family="graphic">
      <style:paragraph-properties style:text-autospace="none"/>
      <style:text-properties style:text-position="11% 58%"/>
    </style:style>
    <style:style style:name="Default_20_Paragraph_20_Font1" style:display-name="Default Paragraph Font1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Caption1" style:family="graphic">
      <style:paragraph-properties fo:margin-top="0.374cm" fo:margin-bottom="0.374cm" fo:text-align="justify" style:text-autospace="none"/>
      <style:text-properties fo:color="#000000" style:font-name="Times New Roman" fo:font-family="'Times New Roman', 'DejaVu Sans'" style:font-family-generic="roman" fo:font-size="12pt" fo:language="en" fo:country="US" fo:font-style="italic" style:letter-kerning="true" style:font-name-asian="Lohit Devanagari" style:font-family-asian="'Lohit Devanagari'" style:font-size-asian="12pt" style:language-asian="ar" style:country-asian="SA" style:font-style-asian="italic" style:font-style-complex="italic"/>
    </style:style>
    <style:style style:name="表格标题" style:family="graphic">
      <style:paragraph-properties fo:text-align="center" style:text-autospace="none"/>
      <style:text-properties fo:color="#000000" style:font-name="Times New Roman" fo:font-family="'Times New Roman', 'DejaVu Sans'" style:font-family-generic="roman" fo:font-size="10.5pt" fo:language="en" fo:country="US" fo:font-weight="bold" style:letter-kerning="true" style:font-name-asian="Times New Roman" style:font-family-asian="'Times New Roman', 'DejaVu Sans'" style:font-family-generic-asian="roman" style:font-size-asian="12pt" style:language-asian="ar" style:country-asian="SA" style:font-weight-asian="bold" style:font-weight-complex="bold"/>
    </style:style>
    <style:style style:name="表格内容" style:family="graphic">
      <style:paragraph-properties fo:text-align="justify" style:text-autospace="none"/>
      <style:text-properties fo:color="#000000" style:font-name="Times New Roman" fo:font-family="'Times New Roman', 'DejaVu Sans'" style:font-family-generic="roman" fo:font-size="10.5pt" fo:language="en" fo:country="US" style:letter-kerning="true" style:font-name-asian="Times New Roman" style:font-family-asian="'Times New Roman', 'DejaVu Sans'" style:font-family-generic-asian="roman" style:font-size-asian="12pt" style:language-asian="ar" style:country-asian="SA"/>
    </style:style>
    <style:style style:name="Caption" style:family="graphic">
      <style:paragraph-properties fo:margin-top="0.374cm" fo:margin-bottom="0.374cm" fo:text-align="justify" style:text-autospace="none"/>
      <style:text-properties fo:color="#000000" style:font-name="Times New Roman" fo:font-family="'Times New Roman', 'DejaVu Sans'" style:font-family-generic="roman" fo:font-size="12pt" fo:language="en" fo:country="US" fo:font-style="italic" style:letter-kerning="true" style:font-name-asian="Lohit Devanagari" style:font-family-asian="'Lohit Devanagari'" style:font-size-asian="12pt" style:language-asian="ar" style:country-asian="SA" style:font-style-asian="italic" style:font-style-complex="italic"/>
    </style:style>
    <style:style style:name="页脚" style:family="graphic">
      <style:paragraph-properties fo:text-align="start" style:text-autospace="none">
        <style:tab-stops>
          <style:tab-stop style:position="12.92cm" style:type="center"/>
          <style:tab-stop style:position="25.843cm" style:type="right"/>
        </style:tab-stops>
      </style:paragraph-properties>
      <style:text-properties fo:color="#000000" style:font-name="Times New Roman" fo:font-family="'Times New Roman', 'DejaVu Sans'" style:font-family-generic="roman" fo:font-size="9pt" fo:language="en" fo:country="US" style:letter-kerning="true" style:font-name-asian="Times New Roman" style:font-family-asian="'Times New Roman', 'DejaVu Sans'" style:font-family-generic-asian="roman" style:font-size-asian="9pt" style:language-asian="ar" style:country-asian="SA"/>
    </style:style>
    <style:style style:name="批注框文本" style:family="graphic">
      <style:paragraph-properties fo:text-align="justify" style:text-autospace="none"/>
      <style:text-properties fo:color="#000000" style:font-name="Times New Roman" fo:font-family="'Times New Roman', 'DejaVu Sans'" style:font-family-generic="roman" fo:font-size="9pt" fo:language="en" fo:country="US" style:letter-kerning="true" style:font-name-asian="Times New Roman" style:font-family-asian="'Times New Roman', 'DejaVu Sans'" style:font-family-generic-asian="roman" style:font-size-asian="9pt" style:language-asian="ar" style:country-asian="SA"/>
    </style:style>
    <style:style style:name="脚注" style:family="graphic">
      <style:paragraph-properties fo:text-align="start" style:text-autospace="none"/>
      <style:text-properties fo:color="#000000" style:font-name="Times New Roman" fo:font-family="'Times New Roman', 'DejaVu Sans'" style:font-family-generic="roman" fo:font-size="9pt" fo:language="en" fo:country="US" style:letter-kerning="true" style:font-name-asian="Times New Roman" style:font-family-asian="'Times New Roman', 'DejaVu Sans'" style:font-family-generic-asian="roman" style:font-size-asian="9pt" style:language-asian="ar" style:country-asian="SA"/>
    </style:style>
    <style:style style:name="页眉" style:family="graphic">
      <style:paragraph-properties fo:text-align="center" style:text-autospace="none">
        <style:tab-stops>
          <style:tab-stop style:position="12.92cm" style:type="center"/>
          <style:tab-stop style:position="25.843cm" style:type="right"/>
        </style:tab-stops>
      </style:paragraph-properties>
      <style:text-properties fo:color="#000000" style:font-name="Times New Roman" fo:font-family="'Times New Roman', 'DejaVu Sans'" style:font-family-generic="roman" fo:font-size="9pt" fo:language="en" fo:country="US" style:letter-kerning="true" style:font-name-asian="Times New Roman" style:font-family-asian="'Times New Roman', 'DejaVu Sans'" style:font-family-generic-asian="roman" style:font-size-asian="9pt" style:language-asian="ar" style:country-asian="SA"/>
    </style:style>
    <style:style style:name="框架内容" style:family="graphic">
      <style:paragraph-properties fo:text-align="justify" style:text-autospace="none"/>
      <style:text-properties fo:color="#000000" style:font-name="Times New Roman" fo:font-family="'Times New Roman', 'DejaVu Sans'" style:font-family-generic="roman" fo:font-size="10.5pt" fo:language="en" fo:country="US" style:letter-kerning="true" style:font-name-asian="Times New Roman" style:font-family-asian="'Times New Roman', 'DejaVu Sans'" style:font-family-generic-asian="roman" style:font-size-asian="12pt" style:language-asian="ar" style:country-asian="SA"/>
    </style:style>
    <style:style style:name="日期" style:family="graphic">
      <style:paragraph-properties fo:margin-left="0.31cm" fo:margin-right="0cm" fo:text-align="justify" fo:text-indent="0cm" style:text-autospace="none"/>
      <style:text-properties fo:color="#000000" style:font-name="Times New Roman" fo:font-family="'Times New Roman', 'DejaVu Sans'" style:font-family-generic="roman" fo:font-size="10.5pt" fo:language="en" fo:country="US" style:letter-kerning="true" style:font-name-asian="Times New Roman" style:font-family-asian="'Times New Roman', 'DejaVu Sans'" style:font-family-generic-asian="roman" style:font-size-asian="12pt" style:language-asian="ar" style:country-asian="SA"/>
    </style:style>
    <style:style style:name="批注主题" style:family="graphic">
      <style:paragraph-properties fo:text-align="start" style:text-autospace="none"/>
      <style:text-properties fo:color="#000000" style:font-name="Times New Roman" fo:font-family="'Times New Roman', 'DejaVu Sans'" style:font-family-generic="roman" fo:font-size="10.5pt" fo:language="en" fo:country="US" fo:font-weight="bold" style:letter-kerning="true" style:font-name-asian="Times New Roman" style:font-family-asian="'Times New Roman', 'DejaVu Sans'" style:font-family-generic-asian="roman" style:font-size-asian="12pt" style:language-asian="ar" style:country-asian="SA" style:font-weight-asian="bold" style:font-weight-complex="bold"/>
    </style:style>
    <style:style style:name="批注文字" style:family="graphic">
      <style:paragraph-properties fo:text-align="start" style:text-autospace="none"/>
      <style:text-properties fo:color="#000000" style:font-name="Times New Roman" fo:font-family="'Times New Roman', 'DejaVu Sans'" style:font-family-generic="roman" fo:font-size="10.5pt" fo:language="en" fo:country="US" style:letter-kerning="true" style:font-name-asian="Times New Roman" style:font-family-asian="'Times New Roman', 'DejaVu Sans'" style:font-family-generic-asian="roman" style:font-size-asian="12pt" style:language-asian="ar" style:country-asian="SA"/>
    </style:style>
    <style:style style:name="索引" style:family="graphic">
      <style:paragraph-properties fo:text-align="justify" style:text-autospace="none"/>
      <style:text-properties fo:color="#000000" style:font-name="Times New Roman" fo:font-family="'Times New Roman', 'DejaVu Sans'" style:font-family-generic="roman" fo:font-size="10.5pt" fo:language="en" fo:country="US" style:letter-kerning="true" style:font-name-asian="Lohit Devanagari" style:font-family-asian="'Lohit Devanagari'" style:font-size-asian="12pt" style:language-asian="ar" style:country-asian="SA"/>
    </style:style>
    <style:style style:name="题注" style:family="graphic">
      <style:paragraph-properties fo:margin-top="0.374cm" fo:margin-bottom="0.374cm" fo:text-align="justify" style:text-autospace="none"/>
      <style:text-properties fo:color="#000000" style:font-name="Times New Roman" fo:font-family="'Times New Roman', 'DejaVu Sans'" style:font-family-generic="roman" fo:font-size="12pt" fo:language="en" fo:country="US" fo:font-style="italic" style:letter-kerning="true" style:font-name-asian="Lohit Devanagari" style:font-family-asian="'Lohit Devanagari'" style:font-size-asian="12pt" style:language-asian="ar" style:country-asian="SA" style:font-style-asian="italic" style:font-style-complex="italic"/>
    </style:style>
    <style:style style:name="列表" style:family="graphic">
      <style:paragraph-properties fo:margin-top="0cm" fo:margin-bottom="0.436cm" fo:line-height="115%" fo:text-align="justify" style:text-autospace="none"/>
      <style:text-properties fo:color="#000000" style:font-name="Times New Roman" fo:font-family="'Times New Roman', 'DejaVu Sans'" style:font-family-generic="roman" fo:font-size="10.5pt" fo:language="en" fo:country="US" style:letter-kerning="true" style:font-name-asian="Lohit Devanagari" style:font-family-asian="'Lohit Devanagari'" style:font-size-asian="12pt" style:language-asian="ar" style:country-asian="SA"/>
    </style:style>
    <style:style style:name="标题样式" style:family="graphic">
      <style:paragraph-properties fo:margin-top="0.746cm" fo:margin-bottom="0.374cm" fo:text-align="justify" style:text-autospace="none"/>
      <style:text-properties fo:color="#000000" style:font-name="Liberation Sans1" fo:font-family="'Liberation Sans', Arial" style:font-family-generic="swiss" fo:font-size="14pt" fo:language="en" fo:country="US" style:letter-kerning="true" style:font-name-asian="Lohit Devanagari" style:font-family-asian="'Lohit Devanagari'" style:font-size-asian="14pt" style:language-asian="ar" style:country-asian="SA"/>
    </style:style>
    <style:style style:name="默认_5f_1_5f_1" style:display-name="默认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" style:display-name="默认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编号符号" style:family="graphic">
      <style:paragraph-properties style:text-autospace="none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编号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编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0T20:24:18.045699508</meta:creation-date>
    <meta:editing-duration>PT58M45S</meta:editing-duration>
    <meta:editing-cycles>67</meta:editing-cycles>
    <meta:generator>LibreOffice/6.0.6.2$Linux_X86_64 LibreOffice_project/00m0$Build-2</meta:generator>
    <dc:title>Classy Red</dc:title>
    <dc:date>2020-05-05T18:51:11.598555264</dc:date>
    <meta:document-statistic meta:object-count="73"/>
  </office:meta>
</office:document-meta>
</file>